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6c025" officeooo:paragraph-rsid="0016c025"/>
    </style:style>
    <style:style style:name="P2" style:family="paragraph" style:parent-style-name="Standard">
      <style:text-properties officeooo:rsid="0016c025" officeooo:paragraph-rsid="00179f11"/>
    </style:style>
    <style:style style:name="P3" style:family="paragraph" style:parent-style-name="Standard">
      <style:text-properties officeooo:rsid="00179f11" officeooo:paragraph-rsid="00179f11"/>
    </style:style>
    <style:style style:name="P4" style:family="paragraph" style:parent-style-name="Standard">
      <style:text-properties officeooo:rsid="001c90ea" officeooo:paragraph-rsid="001c90ea"/>
    </style:style>
    <style:style style:name="P5" style:family="paragraph" style:parent-style-name="Standard">
      <style:text-properties officeooo:rsid="0022036e" officeooo:paragraph-rsid="0022036e"/>
    </style:style>
    <style:style style:name="P6" style:family="paragraph" style:parent-style-name="Text_20_body">
      <style:text-properties officeooo:rsid="0022036e" officeooo:paragraph-rsid="0022036e"/>
    </style:style>
    <style:style style:name="P7" style:family="paragraph" style:parent-style-name="Standard">
      <style:text-properties officeooo:rsid="00179f11" officeooo:paragraph-rsid="00179f11"/>
    </style:style>
    <style:style style:name="P8" style:family="paragraph" style:parent-style-name="Standard">
      <style:text-properties officeooo:rsid="002397cd" officeooo:paragraph-rsid="002397cd"/>
    </style:style>
    <style:style style:name="P9" style:family="paragraph" style:parent-style-name="Standard">
      <style:text-properties officeooo:rsid="0023f497" officeooo:paragraph-rsid="0023f497"/>
    </style:style>
    <style:style style:name="P10" style:family="paragraph" style:parent-style-name="Standard">
      <style:text-properties officeooo:rsid="002636b9" officeooo:paragraph-rsid="002636b9"/>
    </style:style>
    <style:style style:name="P11" style:family="paragraph" style:parent-style-name="Standard">
      <style:text-properties fo:font-size="10pt" officeooo:rsid="0022036e" officeooo:paragraph-rsid="0022036e" style:font-size-asian="10pt" style:font-size-complex="10pt"/>
    </style:style>
    <style:style style:name="P12" style:family="paragraph" style:parent-style-name="Standard">
      <style:text-properties officeooo:rsid="002bdd33" officeooo:paragraph-rsid="002bdd33"/>
    </style:style>
    <style:style style:name="P13" style:family="paragraph" style:parent-style-name="Text_20_body">
      <style:text-properties officeooo:rsid="002397cd" officeooo:paragraph-rsid="002397cd"/>
    </style:style>
    <style:style style:name="P14" style:family="paragraph" style:parent-style-name="Footer">
      <style:paragraph-properties fo:text-align="center" style:justify-single-word="false"/>
    </style:style>
    <style:style style:name="T1" style:family="text">
      <style:text-properties officeooo:rsid="00179f11"/>
    </style:style>
    <style:style style:name="T2" style:family="text">
      <style:text-properties officeooo:rsid="001a0bea"/>
    </style:style>
    <style:style style:name="T3" style:family="text">
      <style:text-properties officeooo:rsid="001ae4c9"/>
    </style:style>
    <style:style style:name="T4" style:family="text">
      <style:text-properties officeooo:rsid="001c90ea"/>
    </style:style>
    <style:style style:name="T5" style:family="text">
      <style:text-properties officeooo:rsid="00206ff6"/>
    </style:style>
    <style:style style:name="T6" style:family="text">
      <style:text-properties officeooo:rsid="00253109"/>
    </style:style>
    <style:style style:name="T7" style:family="text">
      <style:text-properties officeooo:rsid="002746d2"/>
    </style:style>
    <style:style style:name="T8" style:family="text">
      <style:text-properties officeooo:rsid="00285194"/>
    </style:style>
    <style:style style:name="T9" style:family="text">
      <style:text-properties officeooo:rsid="002866dc"/>
    </style:style>
    <style:style style:name="T10" style:family="text">
      <style:text-properties officeooo:rsid="0029d89e"/>
    </style:style>
    <style:style style:name="T11" style:family="text">
      <style:text-properties officeooo:rsid="002e3849"/>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Posititionspapier Internet v2</text:p>
      <text:p text:style-name="P6">v1<text:line-break/>Benedict Jäggi<text:line-break/>Schweiz</text:p>
      <text:p text:style-name="P1">Das neue Internet ist ein Peer-to-Peer Netzwerk von Mobil- <text:span text:style-name="T1">und IoT-Geräten.</text:span></text:p>
      <text:p text:style-name="P1"/>
      <text:p text:style-name="P4">Die Anbindung an Provider ist nicht mehr nötig, ausser um auf Server des „alten“ Internets zuzugreifen. Die backbonegestützte Netzwerkstruktur kann für wissenschaftliche Zwecke immer noch genutzt werden, die Endkunden verbinden sich jedoch wenn möglich direkt untereinander.</text:p>
      <text:p text:style-name="P1"/>
      <text:p text:style-name="P3">Es gibt heute Millionen von mobilen Endgeräten und es werden in naher Zukunft noch Millionen von IoT-Geräten auf den Markt kommen. Alle diese Geräte können <text:span text:style-name="T4">jeweils(!) </text:span>das <text:span text:style-name="T2">t</text:span>ausendfache der Leistung erbringen, welche damals für den Mondflug benutzt wurde. Diese Leistung wird jedoch noch nicht wirklich genutzt. Dem wollen wir Abhilfe verschaffen.</text:p>
      <text:h text:style-name="Heading_20_1" text:outline-level="1">1. Konnektivität</text:h>
      <text:p text:style-name="P3">WLAN und „Normalfunk“</text:p>
      <text:p text:style-name="P3"/>
      <text:p text:style-name="P1">Die Geräte in urbaner Umgebung verbinden sich miteinander über WLAN. Dazu muss das Gerät <text:span text:style-name="T3">gleichzeitig</text:span> als Client und als WLAN-Hotspot dienen können.</text:p>
      <text:p text:style-name="P1"/>
      <text:p text:style-name="P3">Desweiteren muss dazu natürlich ein verschlüsseltes (WPA2) Netz aufgebaut werden, zu welchem sich jedoch ALLE Geräte verbinden können. Also sozusagen ein öffentlicher Login, welcher weltweit gilt.</text:p>
      <text:p text:style-name="P1"/>
      <text:p text:style-name="P1">Falls keine Geräte in der Nähe sind, wird normaler Kurzwellen- bis Langwellenfunk <text:span text:style-name="T5">(„Radiofunk“) </text:span>verwendet, um das Gerät mit dem nächstgelegenen Gerät zu verbinden. Dies wird nur im Notfall benutzt, da die Übertragungsrate sehr sehr langsam ist. Dafür kann man ziemlich weit funken auf diesen Frequenzen.</text:p>
      <text:h text:style-name="Heading_20_2" text:outline-level="2"><text:span text:style-name="T1">1.</text:span>2. Interplanetare Konnektivität</text:h>
      <text:p text:style-name="P1">Damit in naher Zukunft auch andere Himmelskörper mit dem Erdnetz bzw. untereinander verbunden sein können, werden sogenannte Quantenfunkprovider benötigt. Leider muss hier der Traffic wieder über eine Zentralstelle gehen. Aber auch nur hier.</text:p>
      <text:p text:style-name="P1"/>
      <text:p text:style-name="P1">Quantenfunk ist eine von Benedict Jäggi theoretisch begründete Art des Funkens. Dabei wird mit der Quanten<text:span text:style-name="T1">verschränkung</text:span> von subatomaren Teilchen gearbeitet: Ein „Teil des Teilchens“ ist auf der Erde, das andere „Teil“ zum Beispiel auf dem Mars. Wenn nun TeilTeilchen A bewegt wird (der Spin geändert wird) so ändert sich gleichzeitig auch der Spin von TeilTeilchen B. Somit könnte man ohne Zeitverlust Signale übertragen, wobei dann TeilTeilchen A als Sender und TeilTeilchen B als Empfänger fungieren würde. Diese Übertragung wäre seriell.</text:p>
      <text:p text:style-name="P1"/>
      <text:p text:style-name="P2">Hier: <text:a xlink:type="simple" xlink:href="http://ben0bi.blogspot.ch/2012/06/hyperfunk-ein-ansatz.html" text:style-name="Internet_20_link" text:visited-style-name="Visited_20_Internet_20_Link"><text:span text:style-name="T1">http://ben0bi.blogspot.ch/2012/06/hyperfunk-ein-ansatz.html</text:span></text:a></text:p>
      <text:p text:style-name="P2"/>
      <text:h text:style-name="Heading_20_1" text:outline-level="1"><text:soft-page-break/>2. Speicherplatz / Prozessorpower</text:h>
      <text:p text:style-name="P3">Die Hersteller stellen auf jedem Gerät einige GB des internen Speichers für die Hypercloud zur Verfügung. Heute sind Millionen von Endgeräten in den Hosensäcken der Kunden, ohne irgend etwas <text:span text:style-name="T4">N</text:span>ützliches zu tun. <text:span text:style-name="T4">Während sie auf den Input des Users warten, können sie ihre Resourcen für das Netz freigeben. Auch wenn sie dafür nur 10% der Prozessorleistung freigeben um Akku zu sparen, ergibt dies dann doch eine enorme Gesamtleistung. Dafür kann der Kunde das Gerät kostenfrei (im Netz) nutzen.</text:span> Mit der Freigabe (dem Verstecken) von ein bisschen Speicherplatz und der zugehörigen Cloud-Software sollte es möglich sein, mehrere Serverfarmen zu sparen. Dasselbe <text:span text:style-name="T4">gilt </text:span>natürlich <text:span text:style-name="T4">auch für die</text:span> Prozessorpower all dieser „Smartphones“.</text:p>
      <text:p text:style-name="P3"/>
      <text:p text:style-name="P3">Weitere Vorschläge bitte an: jaeggiben at gmail dot com.</text:p>
      <text:p text:style-name="P3"/>
      <text:h text:style-name="Heading_20_1" text:outline-level="1">3. Meshnetz-Handy mit Zahlungsvorrichtungen</text:h>
      <text:h text:style-name="Heading_20_2" text:outline-level="2">Meshnetz-Modul</text:h>
      <text:p text:style-name="P13">Ein Meshnetz-Handy ist für den Onfline-Betrieb ausgelegt. Es kann gleichzeitig online und offline sein. Es hat zwei (2) WLAN-Module oder ähnliche Technologie. Das eine Modul wird benutzt, um ins "normale" Internet hinein zu kommen. Jedes Handy, welches mit dem "normalen" Netz verbunden ist, versorgt auch andere Meshnetz-Handys in der Umgebung mit Internet.</text:p>
      <text:p text:style-name="P13">Das andere Modul ist das Meshnetz-Modul und hat auf jedem Handy dieselbe SSID und dasselbe Passwort. Es muss in der Lage sein, gleichzeitig Daten zu empfangen und als Hotspot zu dienen. Mit diesem Modul werden alle Handys in Reichweite konnektiert, wenn es möglich und erwünscht ist.</text:p>
      <text:p text:style-name="P13">Bei einer Offline-Transaktion wird erst das Meshnetz-Modul aktiviert. Wenn dieses nicht funktioniert, wird eine Verbindung über Bluetooth<text:span text:style-name="T8"> (Android-Spezifikation)</text:span> versucht und schliesslich mit Infrarot.</text:p>
      <text:h text:style-name="Heading_20_2" text:outline-level="2">Infrarot</text:h>
      <text:p text:style-name="P13">Jedes Meshnetz-Handy hat ein Infrarot-Modul. Das ist erstens das etwa billigste Bauteil des gesamten Gerätes und zweitens kann man damit auch andere Geräte wie zum Beispiel TV oder DVD-Player steuern.<text:span text:style-name="T9"> Dass Infrarot heute nur in den teuersten Geräten eingebaut ist, ist ein billiger Marketing-Trick.</text:span></text:p>
      <text:p text:style-name="P8">Natürlich erfüllt auch jedes Meshnetz-Handy die normalen Spezifikationen eines Android-Handys.</text:p>
      <text:p text:style-name="P8"/>
      <text:h text:style-name="Heading_20_2" text:outline-level="2">Offline-Transaktions-Chip</text:h>
      <text:p text:style-name="P8">Für Online-Transaktionen wird ein spezieller Speicherchip eingebaut, auf welchen der Nutzer keinen direkten Zugriff hat. Dieser wird hart verschlüsselt, wenn möglich mit militärischer Verschlüsselungstechnologie. Darauf werden alle Transaktionen gespeichert, welche im Offline-Modus (also nicht mit dem Internet verbunden) getätigt werden. Die verschiedenen Währungen kann der Hersteller per Update aufspielen. Sobald das Gerät direkt oder über das Meshnetz mit dem <text:soft-page-break/>Internet verbunden ist, können die Transaktionen ausgeführt werden. Bei den Besitzern der <text:span text:style-name="T6">Geräte</text:span> wurden die Transaktionen jedoch direkt <text:span text:style-name="T6">und sofort </text:span>ausgeführt.</text:p>
      <text:p text:style-name="P8"/>
      <text:p text:style-name="P8">Beispiel: Joe kauft eine Packung Zigaretten bei Jack für 5.-. Die beiden halten ihre Geräte aneinander, um die Transaktion auf den Handys auszuführen. Das eine Gerät hat nun ein bisschen mehr Geld auf dem Speicherchip, das andere ein bisschen weniger. Da beide jedoch noch nicht mit dem Internet verbunden sind, ist im Internet noch der alte Betrag aufgeführt. Das macht weiter nicht viel, denn sobald sich eines der beiden Geräte mit dem Internet verbindet, werden die Transaktionen auch dort ausgeführt. Jack hat<text:span text:style-name="T6">te</text:span> das Geld schon<text:span text:style-name="T6"> vorher</text:span> auf dem Handy und konnte es eventuell <text:span text:style-name="T6">auch </text:span>schon vorher auch wieder ausgeben. Dank der Transaktionsdaten (Datum und Zeit) sollte das im Internet, wenn dann eines der zwei oder drei Geräte verbunden wird, keinen Unterschied mehr machen. Sobald die Transaktionen im Internet vermerkt sind, wird der Transaktionsspeicherchip gelöscht<text:span text:style-name="T10"> um Platz für weitere Transaktionen zu machen, und schliesslich noch der aktuelle Betrag aktualisiert/synchronisiert, damit man auch weiterhin offline Transaktionen ausführen kann.</text:span></text:p>
      <text:p text:style-name="P9">Dieses Konzept ist unabhängig von der "realen" Speicherung der Daten. Diese werden im Meshnetz auf 10% der jeweiligen microSD-Karten, welche versteckt werden, und auf normalen Servern gespeichert. Der Transaktionschip dient nur dazu, Offline-Transaktionen durchzuführen, und nicht dazu, diese (schlussendlich auch) zu speichern.</text:p>
      <text:p text:style-name="P9"/>
      <text:h text:style-name="Heading_20_2" text:outline-level="2">Platinen <text:span text:style-name="T7">und Gehäuse </text:span>aus Hanf</text:h>
      <text:p text:style-name="P10">Damit die Geräte auch ökologisch verträglich(er) sind, sollten Hanfplatinen entwickelt werden, welche die Elektronik tragen. Auch das Gehäuse könnte aus Hanf bestehen. Ich denke jedoch, dass Hanfplatinen einen ziemlichen Impact auf die ökologische Verträglichkeit unserer Elektronikprodukte haben könnten.</text:p>
      <text:p text:style-name="P10"/>
      <text:p text:style-name="P10">Hanf wächst schnell und besitzt alle Eigenschaften für sozusagen alles. Und wenn die Leute in Afrika schlussendlich den ganzen Elektronikmüll verbrennen, sind die dabei entstehenden Gase bei Hanfprodukten sicher weniger giftig als bei den heute benutzten Ölplastikprodukten. Wir alle wollen nicht, dass das Zeug so verbrannt wird, doch wollen allein hilft nicht. Es geschieht trotzdem. Also sollte das Zeug doch einfach ungiftig(er) verbrennen, Problem (halbwegs) gelöst.</text:p>
      <text:p text:style-name="P10"/>
      <text:p text:style-name="P10">Bitte lesen Sie dazu auch den Text: A3_Hanfplatinen</text:p>
      <text:h text:style-name="Heading_20_2" text:outline-level="2">Armband-Design</text:h>
      <text:p text:style-name="P12">Das Gerät ist im besten Fall mit einem Armband versehen und wie eine Armbanduhr nutzbar.</text:p>
      <text:p text:style-name="P12">Die heutigen Wearables sind alle auf ein externes Gerät (Handy) angewiesen, obwohl dies nicht nötig wäre. Das könnte man nun endlich ändern. Die Akkus könnte man im Armband verstecken.</text:p>
      <text:p text:style-name="P3"/>
      <text:p text:style-name="P3"/>
      <text:p text:style-name="P5">Danke für die Aufmerksamkeit</text:p>
      <text:p text:style-name="P5"/>
      <text:p text:style-name="P5">Mit freundlichen Grüssen,</text:p>
      <text:p text:style-name="P5">Benedict Jäggi</text:p>
      <text:p text:style-name="P5"/>
      <text:p text:style-name="P5"/>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CH"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CH"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style style:name="MT1" style:family="text">
      <style:text-properties officeooo:rsid="002e3849"/>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MP1"><text:page-number text:select-page="current">1</text:page-number><text:span text:style-name="MT1">/</text:span><text:page-count>3</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16T01:37:31.489000000</meta:creation-date>
    <dc:date>2018-06-09T19:01:52.748000000</dc:date>
    <meta:editing-duration>P2DT19H13M47S</meta:editing-duration>
    <meta:editing-cycles>22</meta:editing-cycles>
    <meta:generator>LibreOffice/5.1.6.2$Windows_x86 LibreOffice_project/07ac168c60a517dba0f0d7bc7540f5afa45f0909</meta:generator>
    <meta:document-statistic meta:table-count="0" meta:image-count="0" meta:object-count="0" meta:page-count="3" meta:paragraph-count="40" meta:word-count="1075" meta:character-count="7663" meta:non-whitespace-character-count="6628"/>
  </office:meta>
</office:document-meta>
</file>